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o-do lista</text:p>
      <text:p text:style-name="Standard"/>
      <text:p text:style-name="P1">Allmänt</text:p>
      <text:p text:style-name="P2">Server – Länka ihop allt mellan server och klient så att saker spawnas från servern</text:p>
      <text:p text:style-name="P2">Switchar – Fixa det sista så att alla funkar</text:p>
      <text:p text:style-name="P2">Namn – Får Fancy Title duga?</text:p>
      <text:p text:style-name="P1"/>
      <text:p text:style-name="P1">Gameplay</text:p>
      <text:p text:style-name="P2">Skjuta varandra – Bra att kunna göra :)</text:p>
      <text:p text:style-name="P2">Avsluta en rond/spelet – Ett endcondition uppfylls och matchen avslutas på något vis</text:p>
      <text:p text:style-name="P1"/>
      <text:p text:style-name="P1">GUI</text:p>
      <text:p text:style-name="P2">Kolla Scoreboard och Menyn under Scripting, annars vet jag inte mer vad som behöver göras, lite snyggare ASCII-art kanske?</text:p>
      <text:p text:style-name="P1"/>
      <text:p text:style-name="P1">TA-grejer</text:p>
      <text:p text:style-name="P2">Vapenmodell – Lägga in i projektet</text:p>
      <text:p text:style-name="P2">Spelarkaraktären – Göra klart animationer och sätta in i projektet</text:p>
      <text:p text:style-name="P2">Händer – Hörde något om att detta kanske skulle läggas som någon sorts plating </text:p>
      <text:p text:style-name="P2"/>
      <text:p text:style-name="P1">Scripting</text:p>
      <text:p text:style-name="P2">Banan – Randomiseras just nu från script, bör ligga färdig i en fil så den kan läsas in av ett script för att undvika onödiga buggar</text:p>
      <text:p text:style-name="P2">Scoreboard – Fixa så den sorterar spelare efter antal kills (poäng?)</text:p>
      <text:p text:style-name="P2">Pickups – Ska spawnas på serversidan på en random plattform en liten stund</text:p>
      <text:p text:style-name="P2">Menyn – Läsa in nuvarande inställningar ifrån ett script och visa i menyn</text:p>
      <text:p text:style-name="P2">Plattformsrörelser/spelarspawning/plattformsspawning – ”Färdigt”, kan inte testas än eftersom servern och klienten inte är länkade än</text:p>
      <text:p text:style-name="P2">Respawning – Sköts från klientsidan, Mattias jobbar med det just nu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nidleif </meta:initial-creator>
    <meta:creation-date>2013-05-12T23:31:35.40</meta:creation-date>
    <dc:date>2013-05-20T22:41:46.49</dc:date>
    <dc:creator>Gnidleif </dc:creator>
    <meta:editing-duration>PT4H11M32S</meta:editing-duration>
    <meta:editing-cycles>45</meta:editing-cycles>
    <meta:generator>OpenOffice.org/3.3$Win32 OpenOffice.org_project/330m20$Build-9567</meta:generator>
    <meta:document-statistic meta:table-count="0" meta:image-count="0" meta:object-count="0" meta:page-count="1" meta:paragraph-count="21" meta:word-count="197" meta:character-count="1173"/>
  </office:meta>
</office:document-meta>
</file>